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97788"/>
          <table:table-cell office:value-type="float" office:value="0.11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60.0"/>
          <table:table-cell office:value-type="float" office:value="6251.0"/>
          <table:table-cell office:value-type="float" office:value="18317.0"/>
          <table:table-cell office:value-type="float" office:value="1038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3374"/>
          <table:table-cell office:value-type="float" office:value="2.667"/>
          <table:table-cell office:value-type="float" office:value="2.56"/>
          <table:table-cell office:value-type="float" office:value="45447.0"/>
          <table:table-cell office:value-type="float" office:value="0.0"/>
          <table:table-cell office:value-type="float" office:value="62.0"/>
          <table:table-cell office:value-type="float" office:value="2578.0"/>
          <table:table-cell office:value-type="float" office:value="60.0"/>
          <table:table-cell office:value-type="float" office:value="6251.0"/>
          <table:table-cell office:value-type="float" office:value="18317.0"/>
          <table:table-cell office:value-type="float" office:value="103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4.876"/>
          <table:table-cell office:value-type="float" office:value="504.661"/>
          <table:table-cell office:value-type="float" office:value="504.56"/>
          <table:table-cell office:value-type="float" office:value="8004754.0"/>
          <table:table-cell office:value-type="float" office:value="0.0"/>
          <table:table-cell office:value-type="float" office:value="4113.0"/>
          <table:table-cell office:value-type="float" office:value="380371.0"/>
          <table:table-cell office:value-type="float" office:value="208.0"/>
          <table:table-cell office:value-type="float" office:value="5542.0"/>
          <table:table-cell office:value-type="float" office:value="15542.0"/>
          <table:table-cell office:value-type="float" office:value="1099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1355"/>
          <table:table-cell office:value-type="float" office:value="0.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09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98749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0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4692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9.47591"/>
          <table:table-cell office:value-type="float" office:value="9.175"/>
          <table:table-cell office:value-type="float" office:value="9.06"/>
          <table:table-cell office:value-type="float" office:value="141220.0"/>
          <table:table-cell office:value-type="float" office:value="0.0"/>
          <table:table-cell office:value-type="float" office:value="269.0"/>
          <table:table-cell office:value-type="float" office:value="12805.0"/>
          <table:table-cell office:value-type="float" office:value="60.0"/>
          <table:table-cell office:value-type="float" office:value="6251.0"/>
          <table:table-cell office:value-type="float" office:value="18327.0"/>
          <table:table-cell office:value-type="float" office:value="103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1.513"/>
          <table:table-cell office:value-type="float" office:value="331.181"/>
          <table:table-cell office:value-type="float" office:value="331.07"/>
          <table:table-cell office:value-type="float" office:value="7003513.0"/>
          <table:table-cell office:value-type="float" office:value="0.0"/>
          <table:table-cell office:value-type="float" office:value="2046.0"/>
          <table:table-cell office:value-type="float" office:value="284830.0"/>
          <table:table-cell office:value-type="float" office:value="60.0"/>
          <table:table-cell office:value-type="float" office:value="6251.0"/>
          <table:table-cell office:value-type="float" office:value="18327.0"/>
          <table:table-cell office:value-type="float" office:value="103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34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55295"/>
          <table:table-cell office:value-type="float" office:value="4.254"/>
          <table:table-cell office:value-type="float" office:value="4.16"/>
          <table:table-cell office:value-type="float" office:value="74072.0"/>
          <table:table-cell office:value-type="float" office:value="0.0"/>
          <table:table-cell office:value-type="float" office:value="118.0"/>
          <table:table-cell office:value-type="float" office:value="5649.0"/>
          <table:table-cell office:value-type="float" office:value="60.0"/>
          <table:table-cell office:value-type="float" office:value="6251.0"/>
          <table:table-cell office:value-type="float" office:value="18325.0"/>
          <table:table-cell office:value-type="float" office:value="103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5.6431"/>
          <table:table-cell office:value-type="float" office:value="85.341"/>
          <table:table-cell office:value-type="float" office:value="85.24"/>
          <table:table-cell office:value-type="float" office:value="1700278.0"/>
          <table:table-cell office:value-type="float" office:value="0.0"/>
          <table:table-cell office:value-type="float" office:value="1243.0"/>
          <table:table-cell office:value-type="float" office:value="94442.0"/>
          <table:table-cell office:value-type="float" office:value="60.0"/>
          <table:table-cell office:value-type="float" office:value="6251.0"/>
          <table:table-cell office:value-type="float" office:value="18325.0"/>
          <table:table-cell office:value-type="float" office:value="103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3.468"/>
          <table:table-cell office:value-type="float" office:value="223.233"/>
          <table:table-cell office:value-type="float" office:value="223.15"/>
          <table:table-cell office:value-type="float" office:value="3373650.0"/>
          <table:table-cell office:value-type="float" office:value="0.0"/>
          <table:table-cell office:value-type="float" office:value="2056.0"/>
          <table:table-cell office:value-type="float" office:value="173894.0"/>
          <table:table-cell office:value-type="float" office:value="208.0"/>
          <table:table-cell office:value-type="float" office:value="5542.0"/>
          <table:table-cell office:value-type="float" office:value="15550.0"/>
          <table:table-cell office:value-type="float" office:value="1034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502"/>
          <table:table-cell office:value-type="float" office:value="2.684"/>
          <table:table-cell office:value-type="float" office:value="2.59"/>
          <table:table-cell office:value-type="float" office:value="55103.0"/>
          <table:table-cell office:value-type="float" office:value="0.0"/>
          <table:table-cell office:value-type="float" office:value="67.0"/>
          <table:table-cell office:value-type="float" office:value="3246.0"/>
          <table:table-cell office:value-type="float" office:value="60.0"/>
          <table:table-cell office:value-type="float" office:value="6251.0"/>
          <table:table-cell office:value-type="float" office:value="18318.0"/>
          <table:table-cell office:value-type="float" office:value="103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1685"/>
          <table:table-cell office:value-type="float" office:value="4.708"/>
          <table:table-cell office:value-type="float" office:value="4.63"/>
          <table:table-cell office:value-type="float" office:value="78672.0"/>
          <table:table-cell office:value-type="float" office:value="0.0"/>
          <table:table-cell office:value-type="float" office:value="91.0"/>
          <table:table-cell office:value-type="float" office:value="5200.0"/>
          <table:table-cell office:value-type="float" office:value="60.0"/>
          <table:table-cell office:value-type="float" office:value="6251.0"/>
          <table:table-cell office:value-type="float" office:value="18318.0"/>
          <table:table-cell office:value-type="float" office:value="103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0.08"/>
          <table:table-cell office:value-type="float" office:value="1129.859"/>
          <table:table-cell office:value-type="float" office:value="1129.77"/>
          <table:table-cell office:value-type="float" office:value="22329990.0"/>
          <table:table-cell office:value-type="float" office:value="0.0"/>
          <table:table-cell office:value-type="float" office:value="8119.0"/>
          <table:table-cell office:value-type="float" office:value="944328.0"/>
          <table:table-cell office:value-type="float" office:value="208.0"/>
          <table:table-cell office:value-type="float" office:value="5542.0"/>
          <table:table-cell office:value-type="float" office:value="15543.0"/>
          <table:table-cell office:value-type="float" office:value="1062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